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5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3.873cm" fo:break-before="auto" style:use-optimal-row-height="true"/>
    </style:style>
    <style:style style:name="ro9" style:family="table-row">
      <style:table-row-properties style:row-height="16.637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Condensed" style:font-name-complex="DejaVu Sans Condensed"/>
    </style:style>
    <style:style style:name="T3" style:family="text">
      <style:text-properties style:font-name="Arial" style:font-name-asian="DejaVu Sans" style:font-name-complex="Lohit Hindi"/>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2">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2">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2">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3">
          <table:table-cell office:value-type="string">
            <text:p>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4">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 ein:</text:p>
          </table:table-cell>
        </table:table-row>
        <table:table-row table:style-name="ro5">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verwendet / genutzt</text:p>
          </table:table-cell>
        </table:table-row>
        <table:table-row table:style-name="ro6">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7">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2">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4">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2">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2">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4">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2">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2">
          <table:table-cell office:value-type="string">
            <text:p>GAME_TYPE_AND_LAYOUT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4">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5">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office:value-type="string">
            <text:p>Typ: %s</text:p>
            <text:p>Schwierigkeit: %s</text:p>
            <text:p>Layout: %s</text:p>
            <text:p>Hinweise: %s</text:p>
            <text:p>Anz. Rückgängig: %s</text:p>
            <text:p>Zeit: %s</text:p>
          </table:table-cell>
        </table:table-row>
        <table:table-row table:style-name="ro4">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2">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2">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2">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4">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2">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2">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7">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2">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2">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2">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8">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s:</text:p>
            <text:p>[window='Info/Link1']</text:p>
            <text:p>or</text:p>
            <text:p>[window='Info/Link2']</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3">Переводчики:</text:span></text:p>
            <text:p><text:span text:style-name="T3">Екатерина Камшилина - </text:span><text:span text:style-name="T3">Немецкий перевод.</text:span></text:p>
            <text:p><text:span text:style-name="T3">Jürgen Rauscher - </text:span><text:span text:style-name="T3">исправление Немецкого </text:span><text:span text:style-name="T3">перевода.</text:span></text:p>
            <text:p><text:span text:style-name="T3"><text:s/></text:span></text:p>
            <text:p>Веб-страницы:</text:p>
            <text:p>[window='Info/Link1']</text:p>
            <text:p>или</text:p>
            <text:p>[window='Info/Link2']</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und "Today then tomorrow" im "Modern" Musikpaket.</text:p>
            <text:p>Fenster - Musikstück "Free Software" im"Modern" Musikpaket.</text:p>
            <text:p><text:s/></text:p>
            <text:p>Mehr Infos über andere Ressourcen, ihre Lizenzen und Urheberrechte sind in den Verzeichnissen der Themen oder Musikpaketen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3">Übersetzer:</text:span></text:p>
            <text:p><text:span text:style-name="T3">Ekaterina Kamshilina — </text:span><text:span text:style-name="T3">ursprüngliche Deutsche </text:span><text:span text:style-name="T3">Übersetzung.</text:span></text:p>
            <text:p><text:span text:style-name="T3">Jürgen Rauscher — </text:span><text:span text:style-name="T3">Korrektur der </text:span><text:span text:style-name="T3">ursprünglichen </text:span><text:span text:style-name="T3">Übersetzung.</text:span></text:p>
            <text:p><text:span text:style-name="T3"><text:s/></text:span></text:p>
            <text:p>Webseiten:</text:p>
            <text:p>[window='Info/Link1']</text:p>
            <text:p>oder</text:p>
            <text:p>[window='Info/Link2']</text:p>
          </table:table-cell>
        </table:table-row>
        <table:table-row table:style-name="ro2">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9">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2">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10">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5">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2">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2">
          <table:table-cell office:value-type="string">
            <text:p>OK</text:p>
          </table:table-cell>
          <table:table-cell table:style-name="Default" table:number-columns-repeated="3"/>
        </table:table-row>
        <table:table-row table:style-name="ro4">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2">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2">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2">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2">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4">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7">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2">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4">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4">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2">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4">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2">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4">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4">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2">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2">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4">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2">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4">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2">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2">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2">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2">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2">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2">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2">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1">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übrig. Sie können den letzten Zug rückgängig machen, Spielstein mischen oder ein neues Spiel starten.</text:p>
          </table:table-cell>
        </table:table-row>
        <table:table-row table:style-name="ro10">
          <table:table-cell office:value-type="string">
            <text:p>TUTORIAL_START</text:p>
          </table:table-cell>
          <table:table-cell table:style-name="ce6" office:value-type="string">
            <text:p><text:span text:style-name="T1">To select a tile, click it </text:span><text:span text:style-name="T1">with the left mouse button.</text:span></text:p>
            <text:p><text:span text:style-name="T1">Select a pair of tiles to </text:span><text:span text:style-name="T1">remove them.</text:span></text:p>
            <text:p><text:span text:style-name="T1"><text:s/></text:span></text:p>
            <text:p><text:span text:style-name="T1">To control the camera, </text:span><text:span text:style-name="T1">hold the right mouse </text:span><text:span text:style-name="T1">button and move the </text:span><text:span text:style-name="T1">mouse. Or use arrow/+/- </text:span><text:span text:style-name="T1">keys with/out shift.</text:span></text:p>
            <text:p><text:span text:style-name="T1">To reset camera position, </text:span><text:span text:style-name="T1">press X.</text:span></text:p>
            <text:p><text:span text:style-name="T2"><text:s/></text:span></text:p>
            <text:p><text:span text:style-name="T2">To hide this message, </text:span><text:span text:style-name="T2">press any key.</text:span></text:p>
          </table:table-cell>
          <table:table-cell table:style-name="ce5" office:value-type="string">
            <text:p>Для выбора фишки кликните на ней левой кнопкой мыши.</text:p>
            <text:p>Выби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2"><text:s/></text:span></text:p>
            <text:p><text:span text:style-name="T2">Чтобы убрать это </text:span><text:span text:style-name="T2">сообщение, нажмите </text:span><text:span text:style-name="T2">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2">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2">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2">02.08.2011</text:date>, <text:time>12:2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8-02T12:23:38</dc:date>
    <meta:editing-duration>PT7H43M17S</meta:editing-duration>
    <meta:editing-cycles>162</meta:editing-cycles>
    <meta:generator>LibreOffice/3.3$Unix LibreOffice_project/330m19$Build-202</meta:generator>
    <meta:document-statistic meta:table-count="3" meta:cell-count="331" meta:object-count="0"/>
  </office:meta>
</office:document-meta>
</file>